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scadia Mono" svg:font-family="'Cascadia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288cm" fo:min-width="2.2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0.513cm" fo:min-width="1.582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0.386cm" fo:min-width="0.77cm" style:writing-mode="lr-tb"/>
      <style:paragraph-properties style:writing-mode="lr-tb"/>
    </style:style>
    <style:style style:name="gr4" style:family="graphic" style:parent-style-name="Green_5f_line">
      <style:graphic-properties draw:stroke="none"/>
      <style:paragraph-properties style:writing-mode="lr-tb"/>
    </style:style>
    <style:style style:name="gr5" style:family="graphic" style:parent-style-name="Green_5f_line">
      <style:graphic-properties draw:textarea-vertical-align="middle" fo:min-height="0.512cm" fo:min-width="3.716cm" style:writing-mode="lr-tb"/>
      <style:paragraph-properties style:writing-mode="lr-tb"/>
    </style:style>
    <style:style style:name="gr6" style:family="graphic" style:parent-style-name="objectwithoutfill">
      <style:graphic-properties svg:stroke-color="#158466" draw:fill="none" draw:textarea-vertical-align="middle"/>
    </style:style>
    <style:style style:name="gr7" style:family="graphic" style:parent-style-name="objectwithoutfill">
      <style:graphic-properties svg:stroke-color="#158466" draw:marker-end="Arrowheads_20_23" draw:marker-end-width="0.3cm" draw:fill="none" draw:textarea-vertical-align="middle"/>
    </style:style>
    <style:style style:name="gr8" style:family="graphic" style:parent-style-name="objectwithoutfill">
      <style:graphic-properties svg:stroke-color="#158466" draw:marker-end="Arrowheads_20_24" draw:marker-end-width="0.3cm" draw:fill="none" draw:textarea-vertical-align="middle"/>
    </style:style>
    <style:style style:name="gr9" style:family="graphic" style:parent-style-name="objectwithoutfill">
      <style:graphic-properties svg:stroke-color="#158466" draw:marker-end="Arrowheads_20_25" draw:marker-end-width="0.3cm" draw:fill="none" draw:textarea-vertical-align="middle"/>
    </style:style>
    <style:style style:name="gr10" style:family="graphic" style:parent-style-name="objectwithoutfill">
      <style:graphic-properties svg:stroke-color="#158466" draw:marker-end="Arrowheads_20_26" draw:marker-end-width="0.3cm" draw:fill="none" draw:textarea-vertical-align="middle"/>
    </style:style>
    <style:style style:name="gr11" style:family="graphic" style:parent-style-name="objectwithoutfill">
      <style:graphic-properties svg:stroke-color="#158466" draw:marker-end="Arrowheads_20_27" draw:marker-end-width="0.3cm" draw:fill="none" draw:textarea-vertical-align="middle"/>
    </style:style>
    <style:style style:name="gr12" style:family="graphic" style:parent-style-name="objectwithoutfill">
      <style:graphic-properties svg:stroke-color="#158466" draw:marker-end="Arrowheads_20_28" draw:marker-end-width="0.3cm" draw:fill="none" draw:textarea-vertical-align="middle"/>
    </style:style>
    <style:style style:name="gr13" style:family="graphic" style:parent-style-name="objectwithoutfill">
      <style:graphic-properties svg:stroke-color="#158466" draw:marker-end="Arrowheads_20_29" draw:marker-end-width="0.3cm" draw:fill="none" draw:textarea-vertical-align="middle"/>
    </style:style>
    <style:style style:name="gr14" style:family="graphic" style:parent-style-name="objectwithoutfill">
      <style:graphic-properties svg:stroke-color="#158466" draw:marker-end="Arrowheads_20_35" draw:marker-end-width="0.3cm" draw:fill="none" draw:textarea-vertical-align="middle"/>
    </style:style>
    <style:style style:name="gr15" style:family="graphic" style:parent-style-name="objectwithoutfill">
      <style:graphic-properties svg:stroke-color="#158466" draw:marker-end="Arrowheads_20_36" draw:marker-end-width="0.3cm" draw:fill="none" draw:textarea-vertical-align="middle"/>
    </style:style>
    <style:style style:name="gr16" style:family="graphic" style:parent-style-name="objectwithoutfill">
      <style:graphic-properties svg:stroke-color="#158466" draw:marker-end="Arrowheads_20_37" draw:marker-end-width="0.3cm" draw:fill="none" draw:textarea-vertical-align="middle"/>
    </style:style>
    <style:style style:name="gr17" style:family="graphic" style:parent-style-name="objectwithoutfill">
      <style:graphic-properties svg:stroke-color="#158466" draw:marker-end="Arrowheads_20_38" draw:marker-end-width="0.3cm" draw:fill="none" draw:textarea-vertical-align="middle"/>
    </style:style>
    <style:style style:name="gr18" style:family="graphic" style:parent-style-name="objectwithoutfill">
      <style:graphic-properties svg:stroke-color="#158466" draw:marker-end="Arrowheads_20_39" draw:marker-end-width="0.3cm" draw:fill="none" draw:textarea-vertical-align="middle"/>
    </style:style>
    <style:style style:name="gr19" style:family="graphic" style:parent-style-name="objectwithoutfill">
      <style:graphic-properties svg:stroke-color="#158466" draw:marker-end="Arrowheads_20_40" draw:marker-end-width="0.3cm" draw:fill="none" draw:textarea-vertical-align="middle"/>
    </style:style>
    <style:style style:name="gr20" style:family="graphic" style:parent-style-name="objectwithoutfill">
      <style:graphic-properties svg:stroke-color="#158466" draw:marker-end="Arrowheads_20_41" draw:marker-end-width="0.3cm" draw:fill="none" draw:textarea-vertical-align="middle"/>
    </style:style>
    <style:style style:name="gr21" style:family="graphic" style:parent-style-name="objectwithoutfill">
      <style:graphic-properties svg:stroke-color="#158466" draw:marker-end="Arrowheads_20_42" draw:marker-end-width="0.3cm" draw:fill="none" draw:textarea-vertical-align="middle"/>
    </style:style>
    <style:style style:name="gr22" style:family="graphic" style:parent-style-name="objectwithoutfill">
      <style:graphic-properties svg:stroke-color="#158466" draw:marker-end="Arrowheads_20_43" draw:marker-end-width="0.3cm" draw:fill="none" draw:textarea-vertical-align="middle"/>
    </style:style>
    <style:style style:name="gr23" style:family="graphic" style:parent-style-name="objectwithoutfill">
      <style:graphic-properties svg:stroke-color="#158466" draw:marker-end="Arrowheads_20_44" draw:marker-end-width="0.3cm" draw:fill="none" draw:textarea-vertical-align="middle"/>
    </style:style>
    <style:style style:name="gr24" style:family="graphic" style:parent-style-name="objectwithoutfill">
      <style:graphic-properties svg:stroke-color="#158466" draw:marker-end="Arrowheads_20_46" draw:marker-end-width="0.3cm" draw:fill="none" draw:textarea-vertical-align="middle"/>
    </style:style>
    <style:style style:name="gr25" style:family="graphic" style:parent-style-name="objectwithoutfill">
      <style:graphic-properties svg:stroke-color="#158466" draw:marker-end="Arrowheads_20_47" draw:marker-end-width="0.3cm" draw:fill="none" draw:textarea-vertical-align="middle"/>
    </style:style>
    <style:style style:name="gr26" style:family="graphic" style:parent-style-name="objectwithoutfill">
      <style:graphic-properties svg:stroke-color="#158466" draw:marker-end="Arrowheads_20_48" draw:marker-end-width="0.3cm" draw:fill="none" draw:textarea-vertical-align="middle"/>
    </style:style>
    <style:style style:name="gr27" style:family="graphic" style:parent-style-name="objectwithoutfill">
      <style:graphic-properties svg:stroke-color="#158466" draw:marker-end="Arrowheads_20_49" draw:marker-end-width="0.3cm" draw:fill="none" draw:textarea-vertical-align="middle"/>
    </style:style>
    <style:style style:name="P1" style:family="paragraph">
      <style:text-properties style:use-window-font-color="true" loext:opacity="0%"/>
    </style:style>
    <style:style style:name="P2" style:family="paragraph">
      <style:paragraph-properties style:writing-mode="lr-tb"/>
      <style:text-properties style:use-window-font-color="true" loext:opacity="0%" loext:color-lum-mod="100%" loext:color-lum-off="0%"/>
    </style:style>
    <style:style style:name="P3" style:family="paragraph">
      <style:paragraph-properties style:text-autospace="none"/>
      <style:text-properties fo:color="#000000" loext:opacity="100%" style:font-name="Cascadia Mono" fo:font-size="9.5pt" style:font-name-asian="Cascadia Mono" style:font-size-asian="9.5pt" style:font-name-complex="Cascadia Mono" style:font-size-complex="9.5pt"/>
    </style:style>
    <style:style style:name="P4" style:family="paragraph">
      <style:paragraph-properties style:text-autospace="none" style:writing-mode="lr-tb"/>
      <style:text-properties fo:color="#000000" loext:opacity="100%" loext:color-lum-mod="100%" loext:color-lum-off="0%" style:font-name="Cascadia Mono" fo:font-size="9.5pt" style:font-name-asian="Cascadia Mono" style:font-size-asian="9.5pt" style:font-name-complex="Cascadia Mono" style:font-size-complex="9.5pt"/>
    </style:style>
    <style:style style:name="P5" style:family="paragraph">
      <style:paragraph-properties style:text-autospace="none"/>
      <style:text-properties style:use-window-font-color="true" loext:opacity="0%"/>
    </style:style>
    <style:style style:name="P6" style:family="paragraph">
      <style:paragraph-properties style:text-autospace="none" style:writing-mode="lr-tb"/>
      <style:text-properties style:use-window-font-color="true" loext:opacity="0%" loext:color-lum-mod="100%" loext:color-lum-off="0%"/>
    </style:style>
    <style:style style:name="P7" style:family="paragraph">
      <style:text-properties style:use-window-font-color="true" loext:opacity="0%" loext:color-lum-mod="100%" loext:color-lum-off="0%"/>
    </style:style>
    <style:style style:name="P8" style:family="paragraph">
      <style:paragraph-properties style:text-autospace="none"/>
      <style:text-properties fo:color="#a31515" loext:opacity="100%" style:font-name="Cascadia Mono" fo:font-size="9.5pt" style:font-name-asian="Cascadia Mono" style:font-size-asian="9.5pt" style:font-name-complex="Cascadia Mono" style:font-size-complex="9.5pt"/>
    </style:style>
    <style:style style:name="P9" style:family="paragraph">
      <style:paragraph-properties style:text-autospace="none" style:writing-mode="lr-tb"/>
      <style:text-properties fo:color="#a31515" loext:opacity="100%" loext:color-lum-mod="100%" loext:color-lum-off="0%" style:font-name="Cascadia Mono" fo:font-size="9.5pt" style:font-name-asian="Cascadia Mono" style:font-size-asian="9.5pt" style:font-name-complex="Cascadia Mono" style:font-size-complex="9.5pt"/>
    </style:style>
    <style:style style:name="P10" style:family="paragraph">
      <style:paragraph-properties style:text-autospace="none"/>
      <style:text-properties style:use-window-font-color="true" loext:opacity="0%" style:font-name="Cascadia Mono" fo:font-size="9.5pt" fo:font-weight="normal" style:font-name-asian="Cascadia Mono" style:font-size-asian="9.5pt" style:font-name-complex="Cascadia Mono" style:font-size-complex="9.5pt"/>
    </style:style>
    <style:style style:name="P11" style:family="paragraph">
      <style:text-properties style:use-window-font-color="true" loext:opacity="0%" fo:font-weight="normal"/>
    </style:style>
    <style:style style:name="P12" style:family="paragraph">
      <style:paragraph-properties style:text-autospace="none" style:writing-mode="lr-tb"/>
      <style:text-properties style:use-window-font-color="true" loext:opacity="0%" loext:color-lum-mod="100%" loext:color-lum-off="0%" style:font-name="Cascadia Mono" fo:font-size="9.5pt" fo:font-weight="normal" style:font-name-asian="Cascadia Mono" style:font-size-asian="9.5pt" style:font-name-complex="Cascadia Mono" style:font-size-complex="9.5pt"/>
    </style:style>
    <style:style style:name="P13" style:family="paragraph">
      <style:paragraph-properties style:text-autospace="none"/>
      <style:text-properties style:use-window-font-color="true" loext:opacity="0%" fo:font-weight="normal"/>
    </style:style>
    <style:style style:name="P14" style:family="paragraph">
      <style:paragraph-properties style:text-autospace="none" style:writing-mode="lr-tb"/>
      <style:text-properties style:use-window-font-color="true" loext:opacity="0%" loext:color-lum-mod="100%" loext:color-lum-off="0%" fo:font-weight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text-align="start" style:text-autospace="none"/>
      <style:text-properties fo:color="#000000" loext:opacity="100%" style:font-name="Cascadia Mono" fo:font-size="9.5pt" style:font-name-asian="Cascadia Mono" style:font-size-asian="9.5pt" style:font-name-complex="Cascadia Mono" style:font-size-complex="9.5pt"/>
    </style:style>
    <style:style style:name="P17" style:family="paragraph">
      <style:paragraph-properties fo:text-align="start"/>
      <style:text-properties style:use-window-font-color="true" loext:opacity="0%" loext:color-lum-mod="100%" loext:color-lum-off="0%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scadia Mono" fo:font-size="9.5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font-name="Cascadia Mono" fo:font-size="9.5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Cascadia Mono" fo:font-size="9.5pt" fo:font-style="normal" fo:text-shadow="none" style:text-underline-style="none" fo:font-weight="normal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text-outline="false" style:text-line-through-style="none" style:text-line-through-type="none" style:font-name="Cascadia Mono" fo:font-size="9.5pt" fo:font-style="normal" fo:text-shadow="none" style:text-underline-style="none" style:letter-kerning="true" style:font-name-asian="Cascadia Mono" style:font-size-asian="9.5pt" style:font-style-asian="normal" style:font-weight-asian="normal" style:font-name-complex="Cascadia Mono" style:font-size-complex="9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0.762cm" svg:x="6.778cm" svg:y="1.317cm">
          <text:p text:style-name="P1"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5" draw:id="id5" draw:layer="layout" svg:width="3.048cm" svg:height="0.762cm" svg:x="10.227cm" svg:y="5.127cm">
          <text:p text:style-name="P1"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xml:id="id4" draw:id="id4" draw:layer="layout" svg:width="3.422cm" svg:height="0.762cm" svg:x="3.222cm" svg:y="5.127cm">
          <text:p text:style-name="P3"><text:span text:style-name="T1">Ввод year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xml:id="id3" draw:id="id3" draw:layer="layout" svg:width="2.54cm" svg:height="1.27cm" svg:x="7.032cm" svg:y="3.857cm">
          <text:p text:style-name="P5"><text:span text:style-name="T2">q != 'y'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" draw:text-style-name="P7" draw:layer="layout" svg:width="1.27cm" svg:height="0.317cm" svg:x="5.762cm" svg:y="3.858cm">
          <draw:text-box>
            <text:p text:style-name="P1">нет</text:p>
          </draw:text-box>
        </draw:frame>
        <draw:frame draw:style-name="gr4" draw:text-style-name="P7" draw:layer="layout" svg:width="0.953cm" svg:height="0.317cm" svg:x="9.572cm" svg:y="3.858cm">
          <draw:text-box>
            <text:p text:style-name="P1">да</text:p>
          </draw:text-box>
        </draw:frame>
        <draw:frame draw:style-name="gr4" draw:text-style-name="P7" draw:layer="layout" svg:width="1.269cm" svg:height="0.317cm" svg:x="6.081cm" svg:y="14.335cm">
          <draw:text-box>
            <text:p text:style-name="P1">нет</text:p>
          </draw:text-box>
        </draw:frame>
        <draw:frame draw:style-name="gr4" draw:text-style-name="P7" draw:layer="layout" svg:width="0.953cm" svg:height="0.317cm" svg:x="4.967cm" svg:y="20.387cm">
          <draw:text-box draw:corner-radius="1.86cm">
            <text:p text:style-name="P1">1</text:p>
          </draw:text-box>
        </draw:frame>
        <draw:custom-shape draw:style-name="gr5" draw:text-style-name="P4" xml:id="id2" draw:id="id2" draw:layer="layout" svg:width="4.216cm" svg:height="0.762cm" svg:x="6.194cm" svg:y="2.511cm">
          <text:p text:style-name="P3"><text:span text:style-name="T3">year = 0; q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9" xml:id="id7" draw:id="id7" draw:layer="layout" svg:width="3.422cm" svg:height="0.762cm" svg:x="3.222cm" svg:y="9.255cm">
          <text:p text:style-name="P8"><text:span text:style-name="T3">Вывод</text:span></text:p>
          <text:p text:style-name="P8"><text:span text:style-name="T3">"current"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20" draw:id="id20" draw:layer="layout" svg:width="3.422cm" svg:height="0.762cm" svg:x="6.591cm" svg:y="9.255cm">
          <text:p text:style-name="P3"><text:span text:style-name="T1">Вывод</text:span></text:p>
          <text:p text:style-name="P8"><text:span text:style-name="T3">"past"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22" draw:id="id22" draw:layer="layout" svg:width="3.422cm" svg:height="0.762cm" svg:x="10.04cm" svg:y="9.255cm">
          <text:p text:style-name="P3"><text:span text:style-name="T1">Вывод</text:span></text:p>
          <text:p text:style-name="P8"><text:span text:style-name="T3">"future"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6" xml:id="id6" draw:id="id6" draw:layer="layout" svg:width="2.54cm" svg:height="1.27cm" svg:x="3.663cm" svg:y="6.397cm">
          <text:p text:style-name="P5"><text:span text:style-name="T2">yea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xml:id="id8" draw:id="id8" draw:layer="layout" svg:width="2.54cm" svg:height="1.27cm" svg:x="3.663cm" svg:y="10.842cm">
          <text:p text:style-name="P5"><text:span text:style-name="T1">year%2==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2" xml:id="id9" draw:id="id9" draw:layer="layout" svg:width="3.422cm" svg:height="0.762cm" svg:x="3.222cm" svg:y="12.734cm">
          <text:p text:style-name="P10"><text:span text:style-name="T4">Вывод</text:span></text:p>
          <text:p text:style-name="P11"><text:span text:style-name="T4">"even"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2" xml:id="id14" draw:id="id14" draw:layer="layout" svg:width="3.422cm" svg:height="0.762cm" svg:x="6.591cm" svg:y="12.62cm">
          <text:p text:style-name="P10"><text:span text:style-name="T4">Вывод</text:span></text:p>
          <text:p text:style-name="P11"><text:span text:style-name="T4">"odd"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4" xml:id="id10" draw:id="id10" draw:layer="layout" svg:width="2.54cm" svg:height="1.27cm" svg:x="3.663cm" svg:y="14.335cm">
          <text:p text:style-name="P13"><text:span text:style-name="T4">leap yea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6" xml:id="id12" draw:id="id12" draw:layer="layout" svg:width="2.54cm" svg:height="1.27cm" svg:x="3.663cm" svg:y="18.018cm">
          <text:p text:style-name="P5"><text:span text:style-name="T2">year % 12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2" xml:id="id11" draw:id="id11" draw:layer="layout" svg:width="3.422cm" svg:height="0.762cm" svg:x="3.222cm" svg:y="16.24cm">
          <text:p text:style-name="P10"><text:span text:style-name="T4">Вывод</text:span></text:p>
          <text:p><text:span text:style-name="T1">"leap"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2" xml:id="id17" draw:id="id17" draw:layer="layout" svg:width="3.422cm" svg:height="0.762cm" svg:x="6.591cm" svg:y="16.24cm">
          <text:p text:style-name="P10"><text:span text:style-name="T4">Вывод</text:span></text:p>
          <text:p><text:span text:style-name="T1">"not leap"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9" xml:id="id13" draw:id="id13" draw:layer="layout" svg:width="3.422cm" svg:height="0.762cm" svg:x="3.222cm" svg:y="21.904cm">
          <text:p text:style-name="P8"><text:span text:style-name="T3">Вывод</text:span></text:p>
          <text:p text:style-name="P8"><text:span text:style-name="T3">case 0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15" draw:id="id15" draw:layer="layout" svg:width="3.422cm" svg:height="0.762cm" svg:x="6.591cm" svg:y="21.904cm">
          <text:p text:style-name="P3"><text:span text:style-name="T3">Вывод</text:span></text:p>
          <text:p text:style-name="P3"><text:span text:style-name="T3">case 1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28" draw:id="id28" draw:layer="layout" svg:width="3.422cm" svg:height="0.762cm" svg:x="10.04cm" svg:y="21.904cm">
          <text:p text:style-name="P3"><text:span text:style-name="T1">Вывод</text:span></text:p>
          <text:p text:style-name="P3"><text:span text:style-name="T1">case 2...11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30" draw:id="id30" draw:layer="layout" svg:width="3.422cm" svg:height="0.762cm" svg:x="13.382cm" svg:y="21.904cm">
          <text:p text:style-name="P3"><text:span text:style-name="T3">Вывод</text:span></text:p>
          <text:p text:style-name="P3"><text:span text:style-name="T3">default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xml:id="id16" draw:id="id16" draw:layer="layout" svg:width="3.422cm" svg:height="0.762cm" svg:x="6.588cm" svg:y="23.733cm">
          <text:p text:style-name="P3"><text:span text:style-name="T3">Ввод q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5" draw:layer="layout" draw:type="line" svg:x1="8.302cm" svg:y1="2.079cm" svg:x2="8.302cm" svg:y2="2.511cm" draw:start-shape="id1" draw:start-glue-point="6" draw:end-shape="id2" draw:end-glue-point="4" svg:d="M8302 2079v432" svg:viewBox="0 0 1 433">
          <text:p/>
        </draw:connector>
        <draw:connector draw:style-name="gr6" draw:text-style-name="P15" xml:id="id33" draw:id="id33" draw:layer="layout" draw:type="line" svg:x1="8.302cm" svg:y1="3.273cm" svg:x2="8.302cm" svg:y2="3.857cm" draw:start-shape="id2" draw:start-glue-point="6" draw:end-shape="id3" draw:end-glue-point="4" svg:d="M8302 3273v584" svg:viewBox="0 0 1 585">
          <text:p/>
        </draw:connector>
        <draw:connector draw:style-name="gr7" draw:text-style-name="P15" draw:layer="layout" svg:x1="7.032cm" svg:y1="4.492cm" svg:x2="4.933cm" svg:y2="5.127cm" draw:start-shape="id3" draw:start-glue-point="5" draw:end-shape="id4" draw:end-glue-point="5" svg:d="M7032 4492h-2099v635" svg:viewBox="0 0 2100 636">
          <text:p/>
        </draw:connector>
        <draw:connector draw:style-name="gr8" draw:text-style-name="P15" draw:layer="layout" svg:x1="9.572cm" svg:y1="4.492cm" svg:x2="11.751cm" svg:y2="5.127cm" draw:start-shape="id3" draw:start-glue-point="7" draw:end-shape="id5" draw:end-glue-point="4" svg:d="M9572 4492h2179v635" svg:viewBox="0 0 2180 636">
          <text:p/>
        </draw:connector>
        <draw:connector draw:style-name="gr6" draw:text-style-name="P15" draw:layer="layout" draw:type="line" svg:x1="4.933cm" svg:y1="5.889cm" svg:x2="4.933cm" svg:y2="6.397cm" draw:start-shape="id4" draw:start-glue-point="8" draw:end-shape="id6" draw:end-glue-point="4" svg:d="M4933 5889v508" svg:viewBox="0 0 1 509">
          <text:p/>
        </draw:connector>
        <draw:connector draw:style-name="gr6" draw:text-style-name="P15" draw:layer="layout" draw:type="line" svg:x1="4.933cm" svg:y1="10.017cm" svg:x2="4.933cm" svg:y2="10.842cm" draw:start-shape="id7" draw:start-glue-point="8" draw:end-shape="id8" draw:end-glue-point="4" svg:d="M4933 10017v825" svg:viewBox="0 0 1 826">
          <text:p/>
        </draw:connector>
        <draw:connector draw:style-name="gr6" draw:text-style-name="P15" xml:id="id24" draw:id="id24" draw:layer="layout" draw:type="line" svg:x1="4.933cm" svg:y1="13.496cm" svg:x2="4.933cm" svg:y2="14.335cm" draw:start-shape="id9" draw:start-glue-point="8" draw:end-shape="id10" draw:end-glue-point="4" svg:d="M4933 13496v839" svg:viewBox="0 0 1 840">
          <text:p/>
        </draw:connector>
        <draw:connector draw:style-name="gr6" draw:text-style-name="P15" xml:id="id25" draw:id="id25" draw:layer="layout" draw:type="line" svg:x1="4.933cm" svg:y1="17.002cm" svg:x2="4.933cm" svg:y2="18.018cm" draw:start-shape="id11" draw:start-glue-point="8" draw:end-shape="id12" draw:end-glue-point="4" svg:d="M4933 17002v1016" svg:viewBox="0 0 1 1017">
          <text:p/>
        </draw:connector>
        <draw:connector draw:style-name="gr9" draw:text-style-name="P15" xml:id="id18" draw:id="id18" draw:layer="layout" draw:type="line" svg:x1="4.933cm" svg:y1="7.667cm" svg:x2="4.933cm" svg:y2="9.255cm" draw:start-shape="id6" draw:start-glue-point="6" draw:end-shape="id7" draw:end-glue-point="5" svg:d="M4933 7667v1588" svg:viewBox="0 0 1 1589">
          <text:p/>
        </draw:connector>
        <draw:connector draw:style-name="gr10" draw:text-style-name="P15" draw:layer="layout" draw:type="line" svg:x1="4.933cm" svg:y1="15.605cm" svg:x2="4.933cm" svg:y2="16.24cm" draw:start-shape="id10" draw:start-glue-point="6" draw:end-shape="id11" draw:end-glue-point="5" svg:d="M4933 15605v635" svg:viewBox="0 0 1 636">
          <text:p/>
        </draw:connector>
        <draw:connector draw:style-name="gr11" draw:text-style-name="P15" draw:layer="layout" draw:type="line" svg:x1="4.933cm" svg:y1="12.112cm" svg:x2="4.933cm" svg:y2="12.734cm" draw:start-shape="id8" draw:start-glue-point="6" draw:end-shape="id9" draw:end-glue-point="5" svg:d="M4933 12112v622" svg:viewBox="0 0 1 623">
          <text:p/>
        </draw:connector>
        <draw:connector draw:style-name="gr12" draw:text-style-name="P15" draw:layer="layout" draw:type="line" svg:x1="4.933cm" svg:y1="19.288cm" svg:x2="4.933cm" svg:y2="21.904cm" draw:start-shape="id12" draw:start-glue-point="6" draw:end-shape="id13" draw:end-glue-point="5" svg:d="M4933 19288v2616" svg:viewBox="0 0 1 2617">
          <text:p/>
        </draw:connector>
        <draw:connector draw:style-name="gr13" draw:text-style-name="P15" draw:layer="layout" svg:x1="6.203cm" svg:y1="11.477cm" svg:x2="8.302cm" svg:y2="12.62cm" draw:start-shape="id8" draw:start-glue-point="7" draw:end-shape="id14" draw:end-glue-point="5" svg:d="M6203 11477h2099v1143" svg:viewBox="0 0 2100 1144">
          <text:p/>
        </draw:connector>
        <draw:connector draw:style-name="gr6" draw:text-style-name="P15" xml:id="id31" draw:id="id31" draw:layer="layout" draw:type="line" svg:x1="8.302cm" svg:y1="22.666cm" svg:x2="8.299cm" svg:y2="23.733cm" draw:start-shape="id15" draw:start-glue-point="8" draw:end-shape="id16" draw:end-glue-point="5" svg:d="M8302 22666l-3 1067" svg:viewBox="0 0 4 1068">
          <text:p/>
        </draw:connector>
        <draw:connector draw:style-name="gr14" draw:text-style-name="P15" draw:layer="layout" svg:x1="6.203cm" svg:y1="14.97cm" svg:x2="8.302cm" svg:y2="16.24cm" draw:start-shape="id10" draw:start-glue-point="7" draw:end-shape="id17" draw:end-glue-point="5" svg:d="M6203 14970h2099v1270" svg:viewBox="0 0 2100 1271">
          <text:p/>
        </draw:connector>
        <draw:connector draw:style-name="gr6" draw:text-style-name="P15" xml:id="id21" draw:id="id21" draw:layer="layout" draw:type="line" svg:x1="4.939cm" svg:y1="7.955cm" svg:x2="11.74cm" svg:y2="7.956cm" svg:d="M4939 7955l6801 1" svg:viewBox="0 0 6802 2">
          <text:p/>
        </draw:connector>
        <draw:connector draw:style-name="gr6" draw:text-style-name="P15" xml:id="id19" draw:id="id19" draw:layer="layout" draw:type="line" svg:x1="4.933cm" svg:y1="8.461cm" svg:x2="8.298cm" svg:y2="8.467cm" draw:start-shape="id18" draw:start-glue-point="0" svg:d="M4933 8461l3365 6" svg:viewBox="0 0 3366 7">
          <text:p/>
        </draw:connector>
        <draw:connector draw:style-name="gr15" draw:text-style-name="P15" draw:layer="layout" draw:type="line" svg:x1="8.298cm" svg:y1="8.467cm" svg:x2="8.302cm" svg:y2="9.255cm" draw:start-shape="id19" draw:start-glue-point="3" draw:end-shape="id20" draw:end-glue-point="5" svg:d="M8298 8467l4 788" svg:viewBox="0 0 5 789">
          <text:p/>
        </draw:connector>
        <draw:connector draw:style-name="gr16" draw:text-style-name="P15" draw:layer="layout" draw:type="line" svg:x1="11.74cm" svg:y1="7.956cm" svg:x2="11.751cm" svg:y2="9.255cm" draw:start-shape="id21" draw:start-glue-point="3" draw:end-shape="id22" draw:end-glue-point="5" svg:d="M11740 7956l11 1299" svg:viewBox="0 0 12 1300">
          <text:p/>
        </draw:connector>
        <draw:connector draw:style-name="gr6" draw:text-style-name="P15" xml:id="id23" draw:id="id23" draw:layer="layout" draw:type="line" svg:x1="11.751cm" svg:y1="10.017cm" svg:x2="11.755cm" svg:y2="10.636cm" draw:start-shape="id22" draw:start-glue-point="8" svg:d="M11751 10017l4 619" svg:viewBox="0 0 5 620">
          <text:p/>
        </draw:connector>
        <draw:connector draw:style-name="gr17" draw:text-style-name="P15" draw:layer="layout" draw:type="line" svg:x1="11.755cm" svg:y1="10.636cm" svg:x2="4.93cm" svg:y2="10.627cm" draw:start-shape="id23" draw:start-glue-point="3" svg:d="M11755 10636l-6825-9" svg:viewBox="0 0 6826 10">
          <text:p/>
        </draw:connector>
        <draw:connector draw:style-name="gr18" draw:text-style-name="P15" draw:layer="layout" draw:type="line" svg:x1="8.302cm" svg:y1="10.017cm" svg:x2="8.299cm" svg:y2="10.628cm" draw:start-shape="id20" draw:start-glue-point="8" svg:d="M8302 10017l-3 611" svg:viewBox="0 0 4 612">
          <text:p/>
        </draw:connector>
        <draw:connector draw:style-name="gr19" draw:text-style-name="P15" draw:layer="layout" svg:x1="8.302cm" svg:y1="13.382cm" svg:x2="4.933cm" svg:y2="13.915cm" draw:start-shape="id14" draw:start-glue-point="8" draw:end-shape="id24" draw:end-glue-point="0" svg:d="M8302 13382v533h-3369" svg:viewBox="0 0 3370 534">
          <text:p/>
        </draw:connector>
        <draw:connector draw:style-name="gr20" draw:text-style-name="P15" draw:layer="layout" svg:x1="8.302cm" svg:y1="17.002cm" svg:x2="4.933cm" svg:y2="17.51cm" draw:start-shape="id17" draw:start-glue-point="8" draw:end-shape="id25" draw:end-glue-point="0" svg:d="M8302 17002v508h-3369" svg:viewBox="0 0 3370 509">
          <text:p/>
        </draw:connector>
        <draw:connector draw:style-name="gr6" draw:text-style-name="P15" xml:id="id29" draw:id="id29" draw:layer="layout" draw:type="line" svg:x1="4.926cm" svg:y1="19.434cm" svg:x2="15.076cm" svg:y2="19.435cm" svg:d="M4926 19434l10150 1" svg:viewBox="0 0 10151 2">
          <text:p/>
        </draw:connector>
        <draw:connector draw:style-name="gr6" draw:text-style-name="P15" xml:id="id27" draw:id="id27" draw:layer="layout" draw:type="line" svg:x1="4.925cm" svg:y1="20.125cm" svg:x2="11.738cm" svg:y2="20.141cm" svg:d="M4925 20125l6813 16" svg:viewBox="0 0 6814 17">
          <text:p/>
        </draw:connector>
        <draw:connector draw:style-name="gr6" draw:text-style-name="P15" xml:id="id26" draw:id="id26" draw:layer="layout" draw:type="line" svg:x1="4.925cm" svg:y1="20.886cm" svg:x2="8.315cm" svg:y2="20.886cm" svg:d="M4925 20886h3390" svg:viewBox="0 0 3391 1">
          <text:p/>
        </draw:connector>
        <draw:connector draw:style-name="gr21" draw:text-style-name="P15" draw:layer="layout" draw:type="line" svg:x1="8.315cm" svg:y1="20.886cm" svg:x2="8.302cm" svg:y2="21.904cm" draw:start-shape="id26" draw:start-glue-point="3" draw:end-shape="id15" draw:end-glue-point="5" svg:d="M8315 20886l-13 1018" svg:viewBox="0 0 14 1019">
          <text:p/>
        </draw:connector>
        <draw:connector draw:style-name="gr22" draw:text-style-name="P15" draw:layer="layout" draw:type="line" svg:x1="11.738cm" svg:y1="20.141cm" svg:x2="11.751cm" svg:y2="21.904cm" draw:start-shape="id27" draw:start-glue-point="3" draw:end-shape="id28" draw:end-glue-point="5" svg:d="M11738 20141l13 1763" svg:viewBox="0 0 14 1764">
          <text:p/>
        </draw:connector>
        <draw:connector draw:style-name="gr23" draw:text-style-name="P15" draw:layer="layout" draw:type="line" svg:x1="15.076cm" svg:y1="19.435cm" svg:x2="15.093cm" svg:y2="21.904cm" draw:start-shape="id29" draw:start-glue-point="3" draw:end-shape="id30" draw:end-glue-point="5" svg:d="M15076 19435l17 2469" svg:viewBox="0 0 18 2470">
          <text:p/>
        </draw:connector>
        <draw:connector draw:style-name="gr24" draw:text-style-name="P15" draw:layer="layout" svg:x1="15.093cm" svg:y1="22.666cm" svg:x2="8.3cm" svg:y2="23.199cm" draw:start-shape="id30" draw:start-glue-point="8" draw:end-shape="id31" draw:end-glue-point="0" svg:d="M15093 22666v533h-6793" svg:viewBox="0 0 6794 534">
          <text:p/>
        </draw:connector>
        <draw:connector draw:style-name="gr25" draw:text-style-name="P15" draw:layer="layout" draw:type="line" svg:x1="11.751cm" svg:y1="22.666cm" svg:x2="11.752cm" svg:y2="23.201cm" draw:start-shape="id28" draw:start-glue-point="8" svg:d="M11751 22666l1 535" svg:viewBox="0 0 2 536">
          <text:p/>
        </draw:connector>
        <draw:connector draw:style-name="gr6" draw:text-style-name="P15" xml:id="id32" draw:id="id32" draw:layer="layout" draw:type="line" svg:x1="4.933cm" svg:y1="22.666cm" svg:x2="4.931cm" svg:y2="23.39cm" draw:start-shape="id13" draw:start-glue-point="8" svg:d="M4933 22666l-2 724" svg:viewBox="0 0 3 725">
          <text:p/>
        </draw:connector>
        <draw:connector draw:style-name="gr26" draw:text-style-name="P15" draw:layer="layout" draw:type="line" svg:x1="4.931cm" svg:y1="23.39cm" svg:x2="8.308cm" svg:y2="23.381cm" draw:start-shape="id32" draw:start-glue-point="3" svg:d="M4931 23390l3377-9" svg:viewBox="0 0 3378 10">
          <text:p/>
        </draw:connector>
        <draw:connector draw:style-name="gr27" draw:text-style-name="P15" draw:layer="layout" draw:line-skew="0cm -8.876cm" svg:x1="8.299cm" svg:y1="24.495cm" svg:x2="8.302cm" svg:y2="3.565cm" draw:start-shape="id16" draw:start-glue-point="8" draw:end-shape="id33" draw:end-glue-point="0" svg:d="M8299 24495v502h-6664v-21432h6667" svg:viewBox="0 0 6668 21433">
          <text:p/>
        </draw:connector>
        <draw:frame draw:style-name="gr4" draw:text-style-name="P7" draw:layer="layout" svg:width="4.445cm" svg:height="0.635cm" svg:x="4.827cm" svg:y="7.918cm">
          <draw:text-box draw:corner-radius="1.86cm">
            <text:p text:style-name="P3"><text:span text:style-name="T1">year &lt; current_year</text:span></text:p>
          </draw:text-box>
        </draw:frame>
        <draw:frame draw:style-name="gr4" draw:text-style-name="P7" draw:layer="layout" svg:width="4.445cm" svg:height="0.634cm" svg:x="6.08cm" svg:y="7.351cm">
          <draw:text-box draw:corner-radius="1.86cm">
            <text:p text:style-name="P3"><text:span text:style-name="T1">year &gt; current_year</text:span></text:p>
          </draw:text-box>
        </draw:frame>
        <draw:frame draw:style-name="gr4" draw:text-style-name="P17" draw:layer="layout" svg:width="3.493cm" svg:height="0.951cm" svg:x="2.115cm" svg:y="8.304cm">
          <draw:text-box draw:corner-radius="1.86cm">
            <text:p text:style-name="P16"><text:span text:style-name="T1">year ==</text:span></text:p>
            <text:p text:style-name="P16"><text:span text:style-name="T1">current_year</text:span></text:p>
          </draw:text-box>
        </draw:frame>
        <draw:frame draw:style-name="gr4" draw:text-style-name="P7" draw:layer="layout" svg:width="1.269cm" svg:height="0.317cm" svg:x="6.08cm" svg:y="10.843cm">
          <draw:text-box>
            <text:p text:style-name="P1">нет</text:p>
          </draw:text-box>
        </draw:frame>
        <draw:frame draw:style-name="gr4" draw:text-style-name="P7" draw:layer="layout" svg:width="0.953cm" svg:height="0.318cm" svg:x="3.857cm" svg:y="12.112cm">
          <draw:text-box draw:corner-radius="1.86cm">
            <text:p text:style-name="P1">да</text:p>
          </draw:text-box>
        </draw:frame>
        <draw:frame draw:style-name="gr4" draw:text-style-name="P7" draw:layer="layout" svg:width="0.953cm" svg:height="0.317cm" svg:x="3.858cm" svg:y="15.687cm">
          <draw:text-box draw:corner-radius="1.86cm">
            <text:p text:style-name="P1">да</text:p>
          </draw:text-box>
        </draw:frame>
        <draw:frame draw:style-name="gr4" draw:text-style-name="P7" draw:layer="layout" svg:width="0.953cm" svg:height="0.317cm" svg:x="3.857cm" svg:y="21.32cm">
          <draw:text-box draw:corner-radius="1.86cm">
            <text:p text:style-name="P1">0</text:p>
          </draw:text-box>
        </draw:frame>
        <draw:frame draw:style-name="gr4" draw:text-style-name="P7" draw:layer="layout" svg:width="1.588cm" svg:height="0.317cm" svg:x="5.014cm" svg:y="19.623cm">
          <draw:text-box draw:corner-radius="1.86cm">
            <text:p text:style-name="P1">2...11</text:p>
          </draw:text-box>
        </draw:frame>
        <draw:frame draw:style-name="gr4" draw:text-style-name="P7" draw:layer="layout" svg:width="1.872cm" svg:height="0.317cm" svg:x="5.834cm" svg:y="18.866cm">
          <draw:text-box draw:corner-radius="1.553cm">
            <text:p text:style-name="P1"><text:span text:style-name="T5">!</text:span>(0...11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Cascadia Mono" svg:font-family="'Cascadia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6" draw:display-name="Arrowheads 46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31T05:09:54.153000000</dc:date>
    <meta:editing-duration>PT8H2M56S</meta:editing-duration>
    <meta:editing-cycles>58</meta:editing-cycles>
    <meta:document-statistic meta:object-count="69"/>
  </office:meta>
</office:document-meta>
</file>